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二章 数据表示 3.1日</text:h>
      <text:h text:style-name="Heading_20_2" text:outline-level="2"><text:bookmark text:name="user-content-1西文字符的国际标准码是全称是"/>1.西文字符的国际标准码是(),全称是().</text:h>
      <text:p text:style-name="Text_20_body">ASCII码 美国国家信息交换标准字符码</text:p>
      <text:h text:style-name="Heading_20_2" text:outline-level="2"><text:bookmark text:name="user-content-2ascii码有位能表示个西文字符"/>2.ASCII码有()位，能表示()个西文字符。</text:h>
      <text:p text:style-name="Text_20_body">7 128</text:p>
      <text:h text:style-name="Heading_20_2" text:outline-level="2"><text:bookmark text:name="user-content-3字符0-9的ascii编码"/>3.字符“0”-“9”的ASCII编码</text:h>
      <text:p text:style-name="Text_20_body">0110000 0110001 0110010 0110011 0110100 0110101 0110110 0110111 0111000 0111001</text:p>
      <text:h text:style-name="Heading_20_2" text:outline-level="2"><text:bookmark text:name="user-content-4字符a-z的ascii编码"/>4.字符“A”-“Z”的ASCII编码</text:h>
      <text:p text:style-name="Text_20_body">1000001-1011010</text:p>
      <text:h text:style-name="Heading_20_2" text:outline-level="2"><text:bookmark text:name="user-content-5字符a-z的ascii编码"/>5.字符“a”-“z”的ASCII编码</text:h>
      <text:p text:style-name="Text_20_body">1100001-1111010</text:p>
      <text:h text:style-name="Heading_20_2" text:outline-level="2"><text:bookmark text:name="user-content-6汉字有几种编码"/>6.汉字有几种编码</text:h>
      <text:p text:style-name="Text_20_body">汉字编码方案有数百种,其中在计算机上运行的就有几十种.</text:p>
      <text:h text:style-name="Heading_20_2" text:outline-level="2"><text:bookmark text:name="user-content-7汉字输入码的作用"/>7.汉字输入码的作用</text:h>
      <text:p text:style-name="Text_20_body">在西方标准键盘上，通过不同的字符组合，可将汉字输入计算机，变为汉字内码，这一过程称为 汉字输入。汉字输入码就是指那些由不同的西文字符组合而成的编码。</text:p>
      <text:h text:style-name="Heading_20_2" text:outline-level="2"><text:bookmark text:name="user-content-8汉字机内码的作用"/>8.汉字机内码的作用</text:h>
      <text:p text:style-name="Text_20_body">汉字内码是用于汉字信息的存储、交换、检索等操作的机内代码，一般采用两个字节表示。汉字可以通 过不同的输入法输入，但其内码在计算机中是唯一的。</text:p>
      <text:h text:style-name="Heading_20_2" text:outline-level="2"><text:bookmark text:name="user-content-9国家信息交换码是"/><text:soft-page-break/>9.国家信息交换码是</text:h>
      <text:p text:style-name="Text_20_body">目前国内计算机系统所采用的标准信息处理交换码，是基于国家标准《信息交换用汉字编码字符集：基本 集》GB 2312-80 修订的国标码。</text:p>
      <text:h text:style-name="Heading_20_2" text:outline-level="2"><text:bookmark text:name="user-content-10区位码国标码和机内码的关系"/>10.区位码.国标码和机内码的关系</text:h>
      <text:h text:style-name="Heading_20_2" text:outline-level="2"><text:bookmark text:name="user-content-11机内码是个字节"/>11.机内码是()个字节</text:h>
      <text:p text:style-name="Text_20_body">2个字节</text:p>
      <text:h text:style-name="Heading_20_2" text:outline-level="2"><text:bookmark text:name="user-content-12字库中存放的是码"/>12.字库中存放的是()码</text:h>
      <text:p text:style-name="Text_20_body">机内码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DejaVu Serif" fo:font-family="'DejaVu Serif'" style:font-family-generic="roman" style:font-pitch="variable" fo:font-size="24pt" fo:font-weight="bold" style:font-name-asian="文泉驿正黑" style:font-family-asian="文泉驿正黑" style:font-family-generic-asian="system" style:font-pitch-asian="variable" style:font-size-asian="24pt" style:font-weight-asian="bold" style:font-name-complex="文泉驿正黑" style:font-family-complex="文泉驿正黑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DejaVu Serif" fo:font-family="'DejaVu Serif'" style:font-family-generic="roman" style:font-pitch="variable" fo:font-size="18pt" fo:font-weight="bold" style:font-name-asian="文泉驿正黑" style:font-family-asian="文泉驿正黑" style:font-family-generic-asian="system" style:font-pitch-asian="variable" style:font-size-asian="18pt" style:font-weight-asian="bold" style:font-name-complex="文泉驿正黑" style:font-family-complex="文泉驿正黑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9:32:11.444653478</meta:creation-date>
    <dc:date>2017-03-05T09:33:08.288397707</dc:date>
    <meta:editing-duration>PT57S</meta:editing-duration>
    <meta:editing-cycles>1</meta:editing-cycles>
    <meta:document-statistic meta:table-count="0" meta:image-count="0" meta:object-count="0" meta:page-count="2" meta:paragraph-count="24" meta:word-count="397" meta:character-count="576" meta:non-whitespace-character-count="558"/>
    <meta:generator>LibreOffice/5.3.0.3$Linux_X86_64 LibreOffice_project/30m0$Build-3</meta:generator>
  </office:meta>
</office:document-meta>
</file>